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5f_20_5f_1_20__20__20__20__20__20_">
      <style:paragraph-properties fo:margin-left="0in" fo:margin-right="0in" fo:text-indent="0in" style:auto-text-indent="false"/>
    </style:style>
    <style:style style:name="P2" style:family="paragraph" style:parent-style-name="Standard" style:list-style-name="WW8Num3" style:master-page-name="Standard">
      <style:paragraph-properties style:page-number="auto"/>
    </style:style>
    <style:style style:name="P3" style:family="paragraph" style:parent-style-name="Heading_20_2">
      <style:text-properties officeooo:rsid="00182ded" officeooo:paragraph-rsid="00182ded"/>
    </style:style>
    <style:style style:name="P4" style:family="paragraph" style:parent-style-name="Heading_20_2" style:list-style-name="WW8Num3">
      <style:text-properties officeooo:rsid="00182ded" officeooo:paragraph-rsid="00182d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PROGRAM PLANNING AND PROPOSAL WRITING </text:p>
      <text:p text:style-name="Standard"/>
      <text:p>(Major Heading)</text:p>
      <text:list xml:id="list8223997400818189017" text:style-name="WW8Num3">
        <text:list-item>
          <text:h text:style-name="P2" text:outline-level="1">MAJOR HEADING NUMBER ONE</text:h>
          <text:h text:style-name="Heading_20_2" text:outline-level="2">Heading 2</text:h>
          <text:h text:style-name="Heading_20_2" text:outline-level="2">Heading 2</text:h>
          <text:h text:style-name="Heading_20_2" text:outline-level="2">Heading 2</text:h>
          <text:h text:style-name="Heading_20_2" text:outline-level="2">Heading 2</text:h>
          <text:h text:style-name="Heading_20_2" text:outline-level="2">Heading 2</text:h>
          <text:h text:style-name="Heading_20_2" text:outline-level="2">Heading 2</text:h>
        </text:list-item>
        <text:list-item>
          <text:h text:style-name="P2" text:outline-level="1">MAJOR HEADING NUMBER TWO</text:h>
          <text:list>
            <text:list-item>
              <text:h text:style-name="P4" text:outline-level="2">Numbered Heading 1</text:h>
            </text:list-item>
            <text:list-item>
              <text:h text:style-name="P4" text:outline-level="2">Numbered Heading 2</text:h>
            </text:list-item>
            <text:list-item>
              <text:h text:style-name="P3" text:outline-level="2">Numbered Heading 3</text:h>
            </text:list-item>
          </text:list>
          <text:h text:style-name="Heading_20_2" text:outline-level="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date>2015-02-06T11:59:03.994705840</dc:date>
    <meta:print-date>2002-05-02T11:39:00</meta:print-date>
    <meta:editing-cycles>2</meta:editing-cycles>
    <meta:editing-duration>P15824DT17H31M44S</meta:editing-duration>
    <meta:generator>LibreOffice/4.2.7.2$Linux_X86_64 LibreOffice_project/420m0$Build-2</meta:generator>
    <meta:document-statistic meta:table-count="0" meta:image-count="0" meta:object-count="0" meta:page-count="3" meta:paragraph-count="13" meta:word-count="41" meta:character-count="220" meta:non-whitespace-character-count="196"/>
  </office:meta>
</office:document-meta>
</file>